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7A000001B6088E326442E2079A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9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459cm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5.4cm" svg:height="0.962cm" svg:x="5.9cm" svg:y="17.138cm">
          <draw:text-box>
            <text:p>Query Terms</text:p>
          </draw:text-box>
        </draw:frame>
        <draw:line draw:style-name="gr2" draw:text-style-name="P2" draw:layer="layout" svg:x1="7cm" svg:y1="17cm" svg:x2="6.3cm" svg:y2="15.4cm">
          <text:p/>
        </draw:line>
        <draw:frame draw:style-name="gr3" draw:text-style-name="P1" draw:layer="layout" svg:width="5.959cm" svg:height="0.962cm" svg:x="10.241cm" svg:y="17.638cm">
          <draw:text-box>
            <text:p>Load Query</text:p>
          </draw:text-box>
        </draw:frame>
        <draw:line draw:style-name="gr2" draw:text-style-name="P2" draw:layer="layout" svg:x1="12cm" svg:y1="17.5cm" svg:x2="12cm" svg:y2="15.4cm">
          <text:p/>
        </draw:line>
        <draw:frame draw:style-name="gr4" draw:text-style-name="P3" draw:layer="layout" svg:width="8cm" svg:height="9.27cm" svg:x="5.424cm" svg:y="5.949cm">
          <draw:image xlink:href="Pictures/100000000000017A000001B6088E326442E2079A.png" xlink:type="simple" xlink:show="embed" xlink:actuate="onLoad">
            <text:p/>
          </draw:image>
        </draw:frame>
        <draw:line draw:style-name="gr2" draw:text-style-name="P2" draw:layer="layout" svg:x1="8.9cm" svg:y1="16.9cm" svg:x2="9.5cm" svg:y2="15.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hr" fo:country="H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28T13:15:56.459000000</meta:creation-date>
    <dc:date>2017-12-18T10:33:21.105000000</dc:date>
    <meta:editing-duration>PT23M</meta:editing-duration>
    <meta:editing-cycles>11</meta:editing-cycles>
    <meta:generator>LibreOffice/5.2.4.2$Windows_x86 LibreOffice_project/3d5603e1122f0f102b62521720ab13a38a4e0eb0</meta:generator>
    <meta:document-statistic meta:object-count="6"/>
  </office:meta>
</office:document-meta>
</file>